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none" draw:textarea-horizontal-align="justify" draw:textarea-vertical-align="middle" draw:auto-grow-height="false" fo:min-height="1.274cm" fo:min-width="0.89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0.897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1.274cm" fo:min-width="0.897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ce181e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  <style:text-properties fo:color="#ce181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ed1c24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  <style:text-properties fo:color="#ed1c24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ed1c24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524cm" svg:x="14.335cm" svg:y="7.935cm">
          <text:p text:style-name="P1"><text:span text:style-name="T1">1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2" draw:id="id2" draw:layer="layout" svg:width="1.397cm" svg:height="1.524cm" svg:x="11.535cm" svg:y="3.485cm">
          <text:p text:style-name="P1"><text:span text:style-name="T1">5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3" draw:id="id3" draw:layer="layout" svg:width="1.397cm" svg:height="1.524cm" svg:x="6.435cm" svg:y="3.485cm">
          <text:p text:style-name="P1"><text:span text:style-name="T1">4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4" draw:id="id4" draw:layer="layout" svg:width="1.397cm" svg:height="1.524cm" svg:x="3.735cm" svg:y="7.935cm">
          <text:p text:style-name="P1"><text:span text:style-name="T1">20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5" draw:id="id5" draw:layer="layout" svg:width="1.397cm" svg:height="1.524cm" svg:x="6.435cm" svg:y="12.785cm">
          <text:p text:style-name="P1"><text:span text:style-name="T1">16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6" draw:id="id6" draw:layer="layout" svg:width="1.397cm" svg:height="1.524cm" svg:x="11.635cm" svg:y="12.785cm">
          <text:p text:style-name="P1"><text:span text:style-name="T1">1</text:span><text:span text:style-name="T1">7</text:span></text:p>
          <draw:enhanced-geometry svg:viewBox="0 0 21600 21600" draw:extrusion="false" draw:type="rectangle" draw:enhanced-path="M 0 0 L 21600 0 21600 21600 0 21600 0 0 Z N"/>
        </draw:custom-shape>
        <draw:connector draw:style-name="gr2" draw:text-style-name="P3" draw:layer="layout" draw:type="line" svg:x1="15.033cm" svg:y1="7.935cm" svg:x2="12.932cm" svg:y2="4.247cm" draw:start-shape="id1" draw:start-glue-point="0" draw:end-shape="id2" draw:end-glue-point="1" svg:d="M15033 7935l-2101-3688" svg:viewBox="0 0 2102 3689">
          <text:p/>
        </draw:connector>
        <draw:connector draw:style-name="gr2" draw:text-style-name="P3" draw:layer="layout" draw:type="line" svg:x1="11.535cm" svg:y1="4.247cm" svg:x2="7.832cm" svg:y2="4.247cm" draw:start-shape="id2" draw:start-glue-point="3" draw:end-shape="id3" draw:end-glue-point="1" svg:d="M11535 4247h-3703" svg:viewBox="0 0 3704 1">
          <text:p/>
        </draw:connector>
        <draw:connector draw:style-name="gr2" draw:text-style-name="P3" draw:layer="layout" draw:type="line" svg:x1="6.435cm" svg:y1="4.247cm" svg:x2="4.433cm" svg:y2="7.935cm" draw:start-shape="id3" draw:start-glue-point="3" draw:end-shape="id4" draw:end-glue-point="0" svg:d="M6435 4247l-2002 3688" svg:viewBox="0 0 2003 3689">
          <text:p/>
        </draw:connector>
        <draw:connector draw:style-name="gr2" draw:text-style-name="P3" draw:layer="layout" draw:type="line" svg:x1="4.433cm" svg:y1="9.459cm" svg:x2="6.435cm" svg:y2="13.547cm" draw:start-shape="id4" draw:start-glue-point="2" draw:end-shape="id5" draw:end-glue-point="3" svg:d="M4433 9459l2002 4088" svg:viewBox="0 0 2003 4089">
          <text:p/>
        </draw:connector>
        <draw:connector draw:style-name="gr2" draw:text-style-name="P3" draw:layer="layout" draw:type="line" svg:x1="7.832cm" svg:y1="13.547cm" svg:x2="11.635cm" svg:y2="13.547cm" draw:start-shape="id5" draw:start-glue-point="1" draw:end-shape="id6" draw:end-glue-point="3" svg:d="M7832 13547h3803" svg:viewBox="0 0 3804 1">
          <text:p/>
        </draw:connector>
        <draw:connector draw:style-name="gr2" draw:text-style-name="P3" draw:layer="layout" draw:type="line" svg:x1="13.032cm" svg:y1="13.547cm" svg:x2="15.033cm" svg:y2="9.459cm" draw:start-shape="id6" draw:start-glue-point="1" draw:end-shape="id1" svg:d="M13032 13547l2001-4088" svg:viewBox="0 0 2002 4089">
          <text:p/>
        </draw:connector>
        <draw:custom-shape draw:style-name="gr3" draw:text-style-name="P5" draw:layer="layout" svg:width="1.397cm" svg:height="1.27cm" svg:x="14.135cm" svg:y="5.3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7" draw:layer="layout" svg:width="1.397cm" svg:height="1.524cm" svg:x="13.935cm" svg:y="10.785cm">
          <text:p text:style-name="P6"><text:span text:style-name="T3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4.035cm" svg:y="5.3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9.135cm" svg:y="3.0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8.935cm" svg:y="13.2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4.135cm" svg:y="10.5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7" draw:id="id7" draw:layer="layout" svg:width="1.397cm" svg:height="1.524cm" svg:x="14.335cm" svg:y="20.635cm">
          <text:p text:style-name="P1"><text:span text:style-name="T1">2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8" draw:id="id8" draw:layer="layout" svg:width="1.397cm" svg:height="1.524cm" svg:x="11.535cm" svg:y="16.185cm">
          <text:p text:style-name="P1"><text:span text:style-name="T1">10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9" draw:id="id9" draw:layer="layout" svg:width="1.397cm" svg:height="1.524cm" svg:x="6.435cm" svg:y="16.185cm">
          <text:p text:style-name="P1"><text:span text:style-name="T1">8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10" draw:id="id10" draw:layer="layout" svg:width="1.397cm" svg:height="1.524cm" svg:x="3.735cm" svg:y="20.635cm">
          <text:p text:style-name="P1"><text:span text:style-name="T1">19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11" draw:id="id11" draw:layer="layout" svg:width="1.397cm" svg:height="1.524cm" svg:x="6.435cm" svg:y="25.485cm">
          <text:p text:style-name="P1"><text:span text:style-name="T1">13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xml:id="id12" draw:id="id12" draw:layer="layout" svg:width="1.397cm" svg:height="1.524cm" svg:x="11.635cm" svg:y="25.485cm">
          <text:p text:style-name="P1"><text:span text:style-name="T1">11</text:span></text:p>
          <draw:enhanced-geometry svg:viewBox="0 0 21600 21600" draw:extrusion="false" draw:type="rectangle" draw:enhanced-path="M 0 0 L 21600 0 21600 21600 0 21600 0 0 Z N"/>
        </draw:custom-shape>
        <draw:connector draw:style-name="gr2" draw:text-style-name="P3" draw:layer="layout" draw:type="line" svg:x1="15.033cm" svg:y1="20.635cm" svg:x2="12.932cm" svg:y2="16.947cm" draw:start-shape="id7" draw:start-glue-point="0" draw:end-shape="id8" draw:end-glue-point="1" svg:d="M15033 20635l-2101-3688" svg:viewBox="0 0 2102 3689">
          <text:p/>
        </draw:connector>
        <draw:connector draw:style-name="gr2" draw:text-style-name="P3" draw:layer="layout" draw:type="line" svg:x1="11.535cm" svg:y1="16.947cm" svg:x2="7.832cm" svg:y2="16.947cm" draw:start-shape="id8" draw:start-glue-point="3" draw:end-shape="id9" draw:end-glue-point="1" svg:d="M11535 16947h-3703" svg:viewBox="0 0 3704 1">
          <text:p/>
        </draw:connector>
        <draw:connector draw:style-name="gr2" draw:text-style-name="P3" draw:layer="layout" draw:type="line" svg:x1="6.435cm" svg:y1="16.947cm" svg:x2="4.433cm" svg:y2="20.635cm" draw:start-shape="id9" draw:start-glue-point="3" draw:end-shape="id10" draw:end-glue-point="0" svg:d="M6435 16947l-2002 3688" svg:viewBox="0 0 2003 3689">
          <text:p/>
        </draw:connector>
        <draw:connector draw:style-name="gr2" draw:text-style-name="P3" draw:layer="layout" draw:type="line" svg:x1="4.433cm" svg:y1="22.159cm" svg:x2="6.435cm" svg:y2="26.247cm" draw:start-shape="id10" draw:start-glue-point="2" draw:end-shape="id11" draw:end-glue-point="3" svg:d="M4433 22159l2002 4088" svg:viewBox="0 0 2003 4089">
          <text:p/>
        </draw:connector>
        <draw:connector draw:style-name="gr2" draw:text-style-name="P3" draw:layer="layout" draw:type="line" svg:x1="7.832cm" svg:y1="26.247cm" svg:x2="11.635cm" svg:y2="26.247cm" draw:start-shape="id11" draw:start-glue-point="1" draw:end-shape="id12" draw:end-glue-point="3" svg:d="M7832 26247h3803" svg:viewBox="0 0 3804 1">
          <text:p/>
        </draw:connector>
        <draw:connector draw:style-name="gr2" draw:text-style-name="P3" draw:layer="layout" draw:type="line" svg:x1="13.032cm" svg:y1="26.247cm" svg:x2="15.033cm" svg:y2="22.159cm" draw:start-shape="id12" draw:start-glue-point="1" draw:end-shape="id7" svg:d="M13032 26247l2001-4088" svg:viewBox="0 0 2002 4089">
          <text:p/>
        </draw:connector>
        <draw:custom-shape draw:style-name="gr4" draw:text-style-name="P5" draw:layer="layout" svg:width="1.397cm" svg:height="1.524cm" svg:x="14.135cm" svg:y="18.0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13.935cm" svg:y="23.4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4.035cm" svg:y="18.0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9" draw:layer="layout" svg:width="1.397cm" svg:height="1.524cm" svg:x="9.135cm" svg:y="15.785cm">
          <text:p text:style-name="P8"><text:span text:style-name="T4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8.935cm" svg:y="25.9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5" draw:layer="layout" svg:width="1.397cm" svg:height="1.524cm" svg:x="4.135cm" svg:y="23.285cm">
          <text:p text:style-name="P4"><text:span text:style-name="T2">×5</text:span></text:p>
          <draw:enhanced-geometry svg:viewBox="0 0 21600 21600" draw:extrusion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9:32:57.878433853</meta:creation-date>
    <dc:date>2019-06-09T19:51:35.802383901</dc:date>
    <meta:editing-duration>PT18M37S</meta:editing-duration>
    <meta:editing-cycles>3</meta:editing-cycles>
    <meta:generator>LibreOffice/6.0.7.3$Linux_X86_64 LibreOffice_project/00m0$Build-3</meta:generator>
    <meta:document-statistic meta:object-count="36"/>
  </office:meta>
</office:document-meta>
</file>